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, Courier, monospace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>
        <style:tab-stops>
          <style:tab-stop style:position="10.751cm"/>
        </style:tab-stops>
      </style:paragraph-properties>
      <style:text-properties fo:font-variant="normal" fo:text-transform="none" fo:color="#000000" style:font-name="Courier New" fo:font-size="14pt" fo:letter-spacing="normal" fo:font-style="normal" style:text-underline-style="solid" style:text-underline-width="auto" style:text-underline-color="font-color" fo:font-weight="normal" officeooo:rsid="0012eae3" officeooo:paragraph-rsid="0012eae3" style:font-size-asian="14pt" style:font-weight-asian="bold" style:font-size-complex="14pt" style:font-weight-complex="bold"/>
    </style:style>
    <style:style style:name="P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>
        <style:tab-stops>
          <style:tab-stop style:position="10.751cm"/>
        </style:tab-stops>
      </style:paragraph-properties>
      <style:text-properties fo:font-variant="normal" fo:text-transform="none" fo:color="#000000" style:font-name="Courier New" fo:font-size="14pt" fo:letter-spacing="normal" fo:font-style="normal" fo:font-weight="normal" style:font-size-asian="14pt" style:font-size-complex="14pt"/>
    </style:style>
    <style:style style:name="P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>
        <style:tab-stops>
          <style:tab-stop style:position="10.751cm"/>
        </style:tab-stops>
      </style:paragraph-properties>
      <style:text-properties fo:font-variant="normal" fo:text-transform="none" fo:color="#000000" style:font-name="Courier New" fo:font-size="14pt" fo:letter-spacing="normal" fo:font-style="normal" style:text-underline-style="solid" style:text-underline-width="auto" style:text-underline-color="font-color" fo:font-weight="normal" style:font-size-asian="14pt" style:font-size-complex="14pt"/>
    </style:style>
    <style:style style:name="P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orphans="2" fo:widows="2" fo:background-color="#ffffff">
        <style:tab-stops>
          <style:tab-stop style:position="10.751cm"/>
        </style:tab-stops>
      </style:paragraph-properties>
      <style:text-properties fo:font-size="14pt" style:font-size-asian="14pt" style:font-size-complex="14pt"/>
    </style:style>
    <style:style style:name="P5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2eae3" officeooo:paragraph-rsid="0012eae3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text-properties fo:font-size="14pt" fo:font-weight="normal" officeooo:rsid="0012eae3" officeooo:paragraph-rsid="0012eae3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margin-left="0cm" fo:margin-right="0.758cm" fo:margin-top="0cm" fo:margin-bottom="0cm" loext:contextual-spacing="false" fo:line-height="100%" fo:text-align="justify" style:justify-single-word="false" fo:text-indent="0cm" style:auto-text-indent="false"/>
      <style:text-properties fo:color="#000000" fo:font-size="16pt" fo:font-weight="bold" officeooo:rsid="0012eae3" officeooo:paragraph-rsid="0012eae3" style:font-size-asian="16pt" style:font-weight-asian="bold" style:font-name-complex="Times New Roman" style:font-size-complex="16pt" style:font-weight-complex="bold"/>
    </style:style>
    <style:style style:name="P10" style:family="paragraph" style:parent-style-name="Standard">
      <style:text-properties fo:font-size="16pt" fo:font-weight="bold" officeooo:rsid="0012eae3" officeooo:paragraph-rsid="0012eae3" style:font-size-asian="16pt" style:font-weight-asian="bold" style:font-size-complex="16pt" style:font-weight-complex="bold"/>
    </style:style>
    <style:style style:name="T1" style:family="text">
      <style:text-properties officeooo:rsid="001591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6">Program 2)</text:p>
      <text:p text:style-name="P6"/>
      <text:p text:style-name="P9">Write a C program that parses Infix arithmetic expressions to Postfix arithmetic expressions using a Stack.</text:p>
      <text:p text:style-name="P5"/>
      <text:p text:style-name="P6">Program :</text:p>
      <text:p text:style-name="Standard"/>
      <text:p text:style-name="Standard"/>
      <text:p text:style-name="P7">#include &lt;stdio.h&gt;</text:p>
      <text:p text:style-name="P7">#include &lt;stdlib.h&gt;</text:p>
      <text:p text:style-name="P7"/>
      <text:p text:style-name="P7">#define SIZE 50</text:p>
      <text:p text:style-name="P7">struct stack</text:p>
      <text:p text:style-name="P7">{</text:p>
      <text:p text:style-name="P7"><text:tab/>char items[SIZE];</text:p>
      <text:p text:style-name="P7"><text:tab/>int top;</text:p>
      <text:p text:style-name="P7">};</text:p>
      <text:p text:style-name="P7"/>
      <text:p text:style-name="P7">void push(struct stack *s, char x)</text:p>
      <text:p text:style-name="P7">{</text:p>
      <text:p text:style-name="P7"><text:tab/>if (s-&gt;top == (SIZE - 1))</text:p>
      <text:p text:style-name="P7"><text:tab/>{</text:p>
      <text:p text:style-name="P7"><text:tab/><text:tab/>printf("Stack Overflow\n");</text:p>
      <text:p text:style-name="P7"><text:tab/><text:tab/>exit(0);</text:p>
      <text:p text:style-name="P7"><text:tab/>}</text:p>
      <text:p text:style-name="P7"><text:tab/>s-&gt;top++;</text:p>
      <text:p text:style-name="P7"><text:tab/>s-&gt;items[s-&gt;top] = x;</text:p>
      <text:p text:style-name="P7">}</text:p>
      <text:p text:style-name="P7">char pop(struct stack *s)</text:p>
      <text:p text:style-name="P7">{</text:p>
      <text:p text:style-name="P7"><text:tab/>char x;</text:p>
      <text:p text:style-name="P7"><text:tab/>if (s-&gt;top == -1)</text:p>
      <text:p text:style-name="P7"><text:tab/>{</text:p>
      <text:p text:style-name="P7"><text:tab/><text:tab/>printf("Stack Underflow!\n");</text:p>
      <text:p text:style-name="P7"><text:tab/><text:tab/>exit(0);</text:p>
      <text:p text:style-name="P7"><text:tab/>}</text:p>
      <text:p text:style-name="P7"/>
      <text:p text:style-name="P7"><text:tab/>x = s-&gt;items[s-&gt;top];</text:p>
      <text:p text:style-name="P7"><text:tab/>s-&gt;top--;</text:p>
      <text:p text:style-name="P7"><text:tab/>return x;</text:p>
      <text:p text:style-name="P7">}</text:p>
      <text:p text:style-name="P7"/>
      <text:p text:style-name="P7">char stackTop(struct stack *s)</text:p>
      <text:p text:style-name="P7"><text:soft-page-break/>{</text:p>
      <text:p text:style-name="P7"><text:tab/>if (s-&gt;top == -1)</text:p>
      <text:p text:style-name="P7"><text:tab/>{</text:p>
      <text:p text:style-name="P7"><text:tab/><text:tab/>printf("Underflow");</text:p>
      <text:p text:style-name="P7"><text:tab/><text:tab/>exit(0);</text:p>
      <text:p text:style-name="P7"><text:tab/>}</text:p>
      <text:p text:style-name="P7"><text:tab/>return (s-&gt;items[s-&gt;top]);</text:p>
      <text:p text:style-name="P7">}</text:p>
      <text:p text:style-name="P7"/>
      <text:p text:style-name="P7">int isp(char op) // <text:span text:style-name="T1">in stack precedence</text:span></text:p>
      <text:p text:style-name="P7">{</text:p>
      <text:p text:style-name="P7"/>
      <text:p text:style-name="P7"><text:tab/>switch (op)</text:p>
      <text:p text:style-name="P7"><text:tab/>{</text:p>
      <text:p text:style-name="P7"><text:tab/>case '+':</text:p>
      <text:p text:style-name="P7"><text:tab/><text:tab/>return 1;</text:p>
      <text:p text:style-name="P7"><text:tab/>case '-':</text:p>
      <text:p text:style-name="P7"><text:tab/><text:tab/>return 1;</text:p>
      <text:p text:style-name="P7"><text:tab/>case '*':</text:p>
      <text:p text:style-name="P7"><text:tab/><text:tab/>return 2;</text:p>
      <text:p text:style-name="P7"><text:tab/>case '/':</text:p>
      <text:p text:style-name="P7"><text:tab/><text:tab/>return 2;</text:p>
      <text:p text:style-name="P7"><text:tab/>case '$':</text:p>
      <text:p text:style-name="P7"><text:tab/><text:tab/>return 3;</text:p>
      <text:p text:style-name="P7"><text:tab/>case '(':</text:p>
      <text:p text:style-name="P7"><text:tab/><text:tab/>return 0;</text:p>
      <text:p text:style-name="P7"><text:tab/>default:</text:p>
      <text:p text:style-name="P7"><text:tab/><text:tab/>printf("\nError\n");</text:p>
      <text:p text:style-name="P7"><text:tab/><text:tab/>exit(0);</text:p>
      <text:p text:style-name="P7"><text:tab/>}</text:p>
      <text:p text:style-name="P7">}</text:p>
      <text:p text:style-name="P7">int icp(char op) // <text:span text:style-name="T1">incoming charachter precedence</text:span></text:p>
      <text:p text:style-name="P7">{</text:p>
      <text:p text:style-name="P7"/>
      <text:p text:style-name="P7"><text:tab/>switch (op)</text:p>
      <text:p text:style-name="P7"><text:tab/>{</text:p>
      <text:p text:style-name="P7"><text:tab/>case '+':</text:p>
      <text:p text:style-name="P7"><text:tab/><text:tab/>return 1;</text:p>
      <text:p text:style-name="P7"><text:tab/>case '-':</text:p>
      <text:p text:style-name="P7"><text:tab/><text:tab/>return 1;</text:p>
      <text:p text:style-name="P7"><text:tab/>case '*':</text:p>
      <text:p text:style-name="P7"><text:tab/><text:tab/>return 2;</text:p>
      <text:p text:style-name="P7"><text:tab/>case '/':</text:p>
      <text:p text:style-name="P7"><text:tab/><text:tab/>return 2;</text:p>
      <text:p text:style-name="P7"><text:tab/>case '$':</text:p>
      <text:p text:style-name="P7"><text:soft-page-break/><text:tab/><text:tab/>return 4;</text:p>
      <text:p text:style-name="P7"><text:tab/>case '(':</text:p>
      <text:p text:style-name="P7"><text:tab/><text:tab/>return 3;</text:p>
      <text:p text:style-name="P7"><text:tab/>default:</text:p>
      <text:p text:style-name="P7"><text:tab/><text:tab/>printf("\nError\n");</text:p>
      <text:p text:style-name="P7"><text:tab/><text:tab/>exit(0);</text:p>
      <text:p text:style-name="P7"><text:tab/>}</text:p>
      <text:p text:style-name="P7">}</text:p>
      <text:p text:style-name="P7">void infixToPostfix(char infix[], char postfix[])</text:p>
      <text:p text:style-name="P7">{</text:p>
      <text:p text:style-name="P7"/>
      <text:p text:style-name="P7"><text:tab/>int i, j;</text:p>
      <text:p text:style-name="P7"/>
      <text:p text:style-name="P7"><text:tab/>char x, topsymb, symb;</text:p>
      <text:p text:style-name="P7"/>
      <text:p text:style-name="P7"><text:tab/>struct stack st;</text:p>
      <text:p text:style-name="P7"><text:tab/>st.top = -1;</text:p>
      <text:p text:style-name="P7"/>
      <text:p text:style-name="P7"><text:tab/>i = 0;</text:p>
      <text:p text:style-name="P7"><text:tab/>j = 0;</text:p>
      <text:p text:style-name="P7"/>
      <text:p text:style-name="P7"><text:tab/>while (infix[i] != '\0')</text:p>
      <text:p text:style-name="P7"><text:tab/>{</text:p>
      <text:p text:style-name="P7"><text:tab/><text:tab/>symb = infix[i++];</text:p>
      <text:p text:style-name="P7"/>
      <text:p text:style-name="P7"><text:tab/><text:tab/>if ((symb &gt;= 'A' &amp;&amp; symb &lt;= 'Z') || (symb &gt;= 'a' &amp;&amp; symb &lt;= 'z'))</text:p>
      <text:p text:style-name="P7"><text:tab/><text:tab/><text:tab/>postfix[j++] = symb;</text:p>
      <text:p text:style-name="P7"><text:tab/><text:tab/>else if (symb == ')')</text:p>
      <text:p text:style-name="P7"><text:tab/><text:tab/>{</text:p>
      <text:p text:style-name="P7"><text:tab/><text:tab/><text:tab/>while (stackTop(&amp;st) != '(')</text:p>
      <text:p text:style-name="P7"><text:tab/><text:tab/><text:tab/>{</text:p>
      <text:p text:style-name="P7"><text:tab/><text:tab/><text:tab/><text:tab/>x = pop(&amp;st);</text:p>
      <text:p text:style-name="P7"><text:tab/><text:tab/><text:tab/><text:tab/>postfix[j++] = x;</text:p>
      <text:p text:style-name="P7"><text:tab/><text:tab/><text:tab/>}</text:p>
      <text:p text:style-name="P7"><text:tab/><text:tab/><text:tab/>pop(&amp;st);</text:p>
      <text:p text:style-name="P7"><text:tab/><text:tab/>}</text:p>
      <text:p text:style-name="P7"><text:tab/><text:tab/>else</text:p>
      <text:p text:style-name="P7"><text:tab/><text:tab/>{</text:p>
      <text:p text:style-name="P7"><text:tab/><text:tab/><text:tab/>while (st.top != -1)</text:p>
      <text:p text:style-name="P7"><text:tab/><text:tab/><text:tab/>{</text:p>
      <text:p text:style-name="P7"><text:tab/><text:tab/><text:tab/><text:tab/>topsymb = stackTop(&amp;st);</text:p>
      <text:p text:style-name="P7"><text:tab/><text:tab/><text:tab/><text:tab/>if (isp(topsymb) &gt;= icp(symb))</text:p>
      <text:p text:style-name="P7"><text:tab/><text:tab/><text:tab/><text:tab/>{</text:p>
      <text:p text:style-name="P7"><text:tab/><text:tab/><text:tab/><text:tab/><text:tab/>x = pop(&amp;st);</text:p>
      <text:p text:style-name="P7"><text:tab/><text:tab/><text:tab/><text:tab/><text:tab/>postfix[j++] = x;</text:p>
      <text:p text:style-name="P7"><text:soft-page-break/><text:tab/><text:tab/><text:tab/><text:tab/>}</text:p>
      <text:p text:style-name="P7"><text:tab/><text:tab/><text:tab/><text:tab/>else</text:p>
      <text:p text:style-name="P7"><text:tab/><text:tab/><text:tab/><text:tab/><text:tab/>break;</text:p>
      <text:p text:style-name="P7"><text:tab/><text:tab/><text:tab/>}</text:p>
      <text:p text:style-name="P7"><text:tab/><text:tab/><text:tab/>push(&amp;st, symb);</text:p>
      <text:p text:style-name="P7"><text:tab/><text:tab/>}</text:p>
      <text:p text:style-name="P7"><text:tab/>}</text:p>
      <text:p text:style-name="P7"/>
      <text:p text:style-name="P7"><text:tab/>while (st.top != -1)</text:p>
      <text:p text:style-name="P7"><text:tab/>{</text:p>
      <text:p text:style-name="P7"><text:tab/><text:tab/>x = pop(&amp;st);</text:p>
      <text:p text:style-name="P7"><text:tab/><text:tab/>postfix[j++] = x;</text:p>
      <text:p text:style-name="P7"><text:tab/>}</text:p>
      <text:p text:style-name="P7"/>
      <text:p text:style-name="P7"><text:tab/>postfix[j] = '\0';</text:p>
      <text:p text:style-name="P7">}</text:p>
      <text:p text:style-name="P7"/>
      <text:p text:style-name="P7">int main()</text:p>
      <text:p text:style-name="P7">{</text:p>
      <text:p text:style-name="P7"/>
      <text:p text:style-name="P7"><text:tab/>char infix[100], postfix[100];</text:p>
      <text:p text:style-name="P7"/>
      <text:p text:style-name="P7"><text:tab/>printf("\n Infix to Postfix Conversion ");</text:p>
      <text:p text:style-name="P7"/>
      <text:p text:style-name="P7"><text:tab/>printf("\nEnter the infix Expression :");</text:p>
      <text:p text:style-name="P7"><text:tab/>scanf("%s", infix);</text:p>
      <text:p text:style-name="P7"><text:tab/>infixToPostfix(infix, postfix);</text:p>
      <text:p text:style-name="P7"><text:tab/>printf("\nPostfix Expression is %s", postfix);</text:p>
      <text:p text:style-name="P7"/>
      <text:p text:style-name="P7"><text:tab/>return 0;</text:p>
      <text:p text:style-name="P7"/>
      <text:p text:style-name="Standard">}</text:p>
      <text:p text:style-name="Standard"/>
      <text:p text:style-name="Standard"/>
      <text:p text:style-name="P6"/>
      <text:p text:style-name="P6"/>
      <text:p text:style-name="P6">OUTPUTS :</text:p>
      <text:p text:style-name="P6"/>
      <text:p text:style-name="P1">OUTPUT 1)</text:p>
      <text:p text:style-name="P4"/>
      <text:p text:style-name="P2">Infix to Postfix Conversion </text:p>
      <text:p text:style-name="P2">Enter the infix Expression :(A+B)*C-(D-E)*(F+G)</text:p>
      <text:p text:style-name="P4"/>
      <text:p text:style-name="P2">Postfix Expression is AB+C*DE-FG+*-</text:p>
      <text:p text:style-name="P4"/>
      <text:p text:style-name="P2"><text:soft-page-break/></text:p>
      <text:p text:style-name="P2"/>
      <text:p text:style-name="P2"/>
      <text:p text:style-name="P3">OUTPUT 2)</text:p>
      <text:p text:style-name="P4"/>
      <text:p text:style-name="P2">Infix to Postfix Conversion </text:p>
      <text:p text:style-name="P2">Enter the infix Expression :(A+B)*(C+D)</text:p>
      <text:p text:style-name="P4"/>
      <text:p text:style-name="P2">Postfix Expression is AB+CD+*</text:p>
      <text:p text:style-name="P4"/>
      <text:p text:style-name="P3">OUTPUT 3)</text:p>
      <text:p text:style-name="P4"/>
      <text:p text:style-name="P2">Infix to Postfix Conversion </text:p>
      <text:p text:style-name="P2">Enter the infix Expression :A*(B+(C/D))</text:p>
      <text:p text:style-name="P4"/>
      <text:p text:style-name="P2">Postfix Expression is ABCD/+*</text:p>
      <text:p text:style-name="Text_20_body"><text:line-break/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, Courier, monospace, arial, sans-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2:45:02.843777947</meta:creation-date>
    <dc:date>2021-03-23T06:10:49.709158588</dc:date>
    <meta:editing-duration>PT3M43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5" meta:paragraph-count="153" meta:word-count="371" meta:character-count="2301" meta:non-whitespace-character-count="1887"/>
  </office:meta>
</office:document-meta>
</file>